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3774a"/>
    </style:style>
    <style:style style:name="T2" style:family="text">
      <style:text-properties officeooo:rsid="001494c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puestas a los Ejercicios <text:span text:style-name="T1">16,17,18</text:span></text:h>
      <text:section text:style-name="Sect1" text:name="markdown-artifact">
        <text:h text:style-name="Heading_20_2" text:outline-level="2">Ejercicio 1: Regularización (Ridge, Lasso y ElasticNet)</text:h>
        <text:h text:style-name="Heading_20_3" text:outline-level="3">¿Cómo afecta la regularización a los coeficientes?</text:h>
        <text:p text:style-name="Text_20_body">Después de probar los tres métodos, vi diferencias bastante claras:</text:p>
        <text:p text:style-name="Text_20_body"><text:span text:style-name="Strong_20_Emphasis">Ridge</text:span> mantuvo todos los coeficientes pero los hizo más pequeños. Es como si los "suavizara" sin eliminar ninguno completamente. Todas las variables siguieron en el modelo.</text:p>
        <text:p text:style-name="Text_20_body"><text:span text:style-name="Strong_20_Emphasis">Lasso</text:span> fue más agresivo - eliminó <text:span text:style-name="T1">directamente </text:span>la variable NOX (óxidos nítricos) poniéndola en cero exacto. Esto significa que decidió que esa variable no era útil para predecir precios de casas.</text:p>
        <text:p text:style-name="Text_20_body"><text:span text:style-name="Strong_20_Emphasis">ElasticNet</text:span> tomó un enfoque intermedio. Redujo los coeficientes pero no fue tan drástico como Lasso. Curiosamente, este método tuvo el mejor rendimiento con MSE de 24.44.</text:p>
        <text:p text:style-name="Text_20_body">La regularización básicamente evita que el modelo se "obsesione" con los datos de entrenamiento, controlando qué tan grandes pueden ser los coeficientes.</text:p>
        <text:h text:style-name="Heading_20_3" text:outline-level="3">¿Cuándo usar cada método?</text:h>
        <text:p text:style-name="Text_20_body">Por experiencia en este ejercicio:</text:p>
        <text:p text:style-name="Text_20_body"><text:span text:style-name="Strong_20_Emphasis">Lasso funciona bien cuando:</text:span></text:p>
        <text:list text:style-name="L1">
          <text:list-item>
            <text:p text:style-name="P3">Tienes muchas variables y sospechas que varias no sirven </text:p>
          </text:list-item>
          <text:list-item>
            <text:p text:style-name="P3"><text:span text:style-name="T1">Se q</text:span>uiere un modelo simple de entender </text:p>
          </text:list-item>
          <text:list-item>
            <text:p text:style-name="P2"><text:span text:style-name="T1">Se n</text:span>ecesita que el algoritmo seleccione automáticamente las mejores características </text:p>
          </text:list-item>
        </text:list>
        <text:p text:style-name="Text_20_body"><text:span text:style-name="Strong_20_Emphasis">Ridge es mejor cuando:</text:span></text:p>
        <text:list text:style-name="L2">
          <text:list-item>
            <text:p text:style-name="P5"><text:span text:style-name="T1">Se c</text:span>ree que todas tus variables aportan algo </text:p>
          </text:list-item>
          <text:list-item>
            <text:p text:style-name="P5"><text:span text:style-name="T1">Se t</text:span>iene variables que están relacionadas entre sí </text:p>
          </text:list-item>
          <text:list-item>
            <text:p text:style-name="P4"><text:span text:style-name="T1">Se q</text:span>uiere estabilidad en las predicciones </text:p>
          </text:list-item>
        </text:list>
        <text:p text:style-name="Text_20_body"><text:span text:style-name="Strong_20_Emphasis">ElasticNet</text:span> resultó ser el ganador porque combina ambos enfoques. Lo recomendaría como primera opción.</text:p>
        <text:h text:style-name="Heading_20_2" text:outline-level="2">Ejercicio 2: Overfitting</text:h>
        <text:h text:style-name="Heading_20_3" text:outline-level="3">¿Cómo detectar overfitting?</text:h>
        <text:p text:style-name="Text_20_body">En <text:span text:style-name="T2">la</text:span> gráfica quedó bastante claro:</text:p>
        <text:list text:style-name="L3">
          <text:list-item>
            <text:p text:style-name="P7"><text:span text:style-name="Strong_20_Emphasis">El error de entrenamiento siguió bajando</text:span> - el modelo cada vez "aprendía" mejor los datos de entrenamiento </text:p>
          </text:list-item>
          <text:list-item>
            <text:p text:style-name="P7"><text:span text:style-name="Strong_20_Emphasis">El error de prueba empezó a subir</text:span> después de cierto punto - especialmente en grado 10 </text:p>
          </text:list-item>
          <text:list-item>
            <text:p text:style-name="P6"><text:span text:style-name="Strong_20_Emphasis">La diferencia entre ambos creció</text:span> - cuando llegamos a polinomio grado 10, el gap fue de unos 38 puntos </text:p>
          </text:list-item>
        </text:list>
        <text:p text:style-name="Text_20_body">Esto es la señal clásica: el modelo memoriza en lugar de aprender patrones generales.</text:p>
        <text:h text:style-name="Heading_20_3" text:outline-level="3"><text:soft-page-break/>¿Qué hacer para prevenirlo?</text:h>
        <text:p text:style-name="Text_20_body">Hay varias estrategias que funcionan:</text:p>
        <text:list text:style-name="L4">
          <text:list-item>
            <text:p text:style-name="P9"><text:span text:style-name="Strong_20_Emphasis">Usar regularización</text:span> (como vimos en el ejercicio anterior) </text:p>
          </text:list-item>
          <text:list-item>
            <text:p text:style-name="P9"><text:span text:style-name="Strong_20_Emphasis">Validación cruzada</text:span> para elegir los mejores parámetros </text:p>
          </text:list-item>
          <text:list-item>
            <text:p text:style-name="P9"><text:span text:style-name="Strong_20_Emphasis">Conseguir más datos</text:span> si es posible </text:p>
          </text:list-item>
          <text:list-item>
            <text:p text:style-name="P9"><text:span text:style-name="Strong_20_Emphasis">Simplificar el modelo</text:span> - a veces menos es más </text:p>
          </text:list-item>
          <text:list-item>
            <text:p text:style-name="P8"><text:span text:style-name="Strong_20_Emphasis">Early stopping</text:span> - parar de entrenar cuando el error de validación empiece a subir </text:p>
          </text:list-item>
        </text:list>
        <text:p text:style-name="Text_20_body">En nuestro caso, un polinomio de grado 2 o 5 habría sido mejor que uno de grado 10.</text:p>
        <text:h text:style-name="Heading_20_2" text:outline-level="2">Ejercicio 3: Gradient Boosting</text:h>
        <text:h text:style-name="Heading_20_3" text:outline-level="3">¿Por qué Gradient Boosting vs Bagging?</text:h>
        <text:p text:style-name="Text_20_body">Los resultados hablan por sí solos - conseguí 88% de precisión con LightGBM y CatBoost, comparado con XGBoost que dio 85%.</text:p>
        <text:p text:style-name="Text_20_body"><text:span text:style-name="Strong_20_Emphasis">Gradient Boosting tiene estas ventajas:</text:span></text:p>
        <text:list text:style-name="L5">
          <text:list-item>
            <text:p text:style-name="P11">Cada modelo nuevo aprende específicamente de los errores del anterior </text:p>
          </text:list-item>
          <text:list-item>
            <text:p text:style-name="P11">Se enfoca en los casos más difíciles </text:p>
          </text:list-item>
          <text:list-item>
            <text:p text:style-name="P10">Generalmente da mejor precisión (como confirmé en Titanic) </text:p>
          </text:list-item>
        </text:list>
        <text:p text:style-name="Text_20_body"><text:span text:style-name="Strong_20_Emphasis">Bagging es más simple:</text:span></text:p>
        <text:list text:style-name="L6">
          <text:list-item>
            <text:p text:style-name="P13">Los modelos se entrenan en paralelo </text:p>
          </text:list-item>
          <text:list-item>
            <text:p text:style-name="P13">Es más rápido </text:p>
          </text:list-item>
          <text:list-item>
            <text:p text:style-name="P12">Menos riesgo de overfitting </text:p>
          </text:list-item>
        </text:list>
        <text:p text:style-name="Text_20_body">Para este dataset, Gradient Boosting definitivamente fue superior.</text:p>
        <text:h text:style-name="Heading_20_3" text:outline-level="3">¿Qué parámetros son importantes?</text:h>
        <text:p text:style-name="Text_20_body">Interesantemente, los valores por defecto funcionaron muy bien (88% de precisión), pero si tuviera que ajustar:</text:p>
        <text:p text:style-name="Text_20_body"><text:span text:style-name="Strong_20_Emphasis">XGBoost:</text:span></text:p>
        <text:list text:style-name="L7">
          <text:list-item>
            <text:p text:style-name="P15">Número de árboles (n_estimators) </text:p>
          </text:list-item>
          <text:list-item>
            <text:p text:style-name="P15">Profundidad máxima (max_depth) </text:p>
          </text:list-item>
          <text:list-item>
            <text:p text:style-name="P14">Velocidad de aprendizaje (learning_rate) </text:p>
          </text:list-item>
        </text:list>
        <text:p text:style-name="Text_20_body"><text:span text:style-name="Strong_20_Emphasis">LightGBM</text:span> (mi ganador):</text:p>
        <text:list text:style-name="L8">
          <text:list-item>
            <text:p text:style-name="P17">Número de hojas por árbol </text:p>
          </text:list-item>
          <text:list-item>
            <text:p text:style-name="P17">Cantidad mínima de datos por hoja </text:p>
          </text:list-item>
          <text:list-item>
            <text:p text:style-name="P16">Qué fracción de características usar </text:p>
          </text:list-item>
        </text:list>
        <text:p text:style-name="Text_20_body"><text:span text:style-name="Strong_20_Emphasis">CatBoost</text:span> (el otro ganador):</text:p>
        <text:list text:style-name="L9">
          <text:list-item>
            <text:p text:style-name="P19">Número de iteraciones </text:p>
          </text:list-item>
          <text:list-item>
            <text:p text:style-name="P19">Profundidad de árboles </text:p>
          </text:list-item>
          <text:list-item>
            <text:p text:style-name="P18">Velocidad de aprendizaje </text:p>
          </text:list-item>
        </text:list>
        <text:p text:style-name="Text_20_body"><text:soft-page-break/>Lo bueno es que estos algoritmos vienen bien configurados de fábrica, así que no necesitas ser un experto para obtener buenos resultados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9:11:53.587512071</meta:creation-date>
    <meta:generator>LibreOffice/24.2.7.2$Linux_X86_64 LibreOffice_project/420$Build-2</meta:generator>
    <dc:date>2025-07-16T09:27:37.901683359</dc:date>
    <meta:editing-duration>PT15M46S</meta:editing-duration>
    <meta:editing-cycles>2</meta:editing-cycles>
    <meta:document-statistic meta:table-count="0" meta:image-count="0" meta:object-count="0" meta:page-count="3" meta:paragraph-count="61" meta:word-count="563" meta:character-count="3508" meta:non-whitespace-character-count="3006"/>
  </office:meta>
</office:document-meta>
</file>